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5" style:family="table-cell" style:parent-style-name="Normal_32_2" style:data-style-name="N2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7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9" style:family="table-cell" style:parent-style-name="Normal_32_2" style:data-style-name="N36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Normal_32_2" style:data-style-name="N36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Percent_32_2" style:data-style-name="N13">
      <style:text-properties fo:color="#000000" style:font-name="Calibri" style:font-name-asian="Calibri" style:font-name-complex="Calibri" fo:font-size="10pt" style:font-size-asian="10pt" style:font-size-complex="10pt"/>
    </style:style>
    <style:style style:name="ce15" style:family="table-cell" style:parent-style-name="Normal_32_3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6" style:family="table-cell" style:parent-style-name="Normal_32_3" style:data-style-name="N0">
      <style:table-cell-properties style:vertical-align="automatic" fo:background-color="transparent" style:cell-protect="protected"/>
      <style:text-properties fo:color="#000000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3" style:data-style-name="N3">
      <style:table-cell-properties style:vertical-align="automatic" fo:background-color="transparent" style:cell-protect="protected"/>
      <style:text-properties fo:color="#000000" fo:font-size="10pt" style:font-size-asian="10pt" style:font-size-complex="10pt"/>
    </style:style>
    <style:style style:name="ce18" style:family="table-cell" style:parent-style-name="Comma_32_2" style:data-style-name="N39">
      <style:text-properties fo:color="#000000" fo:font-size="10pt" style:font-size-asian="10pt" style:font-size-complex="10pt"/>
    </style:style>
    <style:style style:name="ce19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21" style:family="table-cell" style:parent-style-name="Percent_32_2" style:data-style-name="N13">
      <style:text-properties fo:color="#000000" style:font-name="Calibri" style:font-name-asian="Calibri" style:font-name-complex="Calibri" fo:font-size="10pt" style:font-size-asian="10pt" style:font-size-complex="10pt"/>
    </style:style>
    <style:style style:name="ce2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26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27" style:family="table-cell" style:parent-style-name="Normal_32_2" style:data-style-name="N36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28" style:family="table-cell" style:parent-style-name="Percent_32_2" style:data-style-name="N13">
      <style:table-cell-properties fo:border-top="thin solid #000000" fo:border-bottom="none" fo:border-left="thin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29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1" style:family="table-cell" style:parent-style-name="Percent_32_2" style:data-style-name="N13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32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3" style:family="table-cell" style:parent-style-name="Percent_32_2" style:data-style-name="N13">
      <style:table-cell-properties fo:border-top="none" fo:border-bottom="none" fo:border-left="thin solid #000000" fo:border-right="thin solid #000000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34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5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6" style:family="table-cell" style:parent-style-name="Normal_32_2" style:data-style-name="N36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7" style:family="table-cell" style:parent-style-name="Percent_32_2" style:data-style-name="N13">
      <style:table-cell-properties fo:border="thin solid #000000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style style:name="ce38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3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42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43" style:family="table-cell" style:parent-style-name="Percent_32_2" style:data-style-name="N37">
      <style:table-cell-properties fo:border-top="thin solid #000000" fo:border-bottom="none" fo:border-left="thin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44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45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46" style:family="table-cell" style:parent-style-name="Percent_32_2" style:data-style-name="N37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47" style:family="table-cell" style:parent-style-name="Normal_32_2" style:data-style-name="N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48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4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50" style:family="table-cell" style:parent-style-name="Percent_32_2" style:data-style-name="N13">
      <style:table-cell-properties fo:border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51" style:family="table-cell" style:parent-style-name="Comma_32_3" style:data-style-name="N40">
      <style:text-properties fo:color="#000000" style:font-name="Calibri" style:font-name-asian="Calibri" style:font-name-complex="Calibri" fo:font-size="10pt" style:font-size-asian="10pt" style:font-size-complex="10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95791666666667cm" style:use-optimal-column-width="true"/>
    </style:style>
    <style:style style:name="co4" style:family="table-column">
      <style:table-column-properties fo:break-before="auto" style:column-width="11.8797916666667cm" style:use-optimal-column-width="true"/>
    </style:style>
    <style:style style:name="co5" style:family="table-column">
      <style:table-column-properties fo:break-before="auto" style:column-width="2.54cm" style:use-optimal-column-width="true"/>
    </style:style>
    <style:style style:name="co6" style:family="table-column">
      <style:table-column-properties fo:break-before="auto" style:column-width="3.30729166666667cm" style:use-optimal-column-width="true"/>
    </style:style>
    <style:style style:name="co7" style:family="table-column">
      <style:table-column-properties fo:break-before="auto" style:column-width="3.70416666666667cm" style:use-optimal-column-width="true"/>
    </style:style>
    <style:style style:name="co8" style:family="table-column">
      <style:table-column-properties fo:break-before="auto" style:column-width="3.83645833333333cm"/>
    </style:style>
    <style:style style:name="co9" style:family="table-column">
      <style:table-column-properties fo:break-before="auto" style:column-width="5.794375cm" style:use-optimal-column-width="true"/>
    </style:style>
    <style:style style:name="co10" style:family="table-column">
      <style:table-column-properties fo:break-before="auto" style:column-width="1.85208333333333cm" style:use-optimal-column-width="true"/>
    </style:style>
    <style:style style:name="co11" style:family="table-column">
      <style:table-column-properties fo:break-before="auto" style:column-width="5.21229166666667cm"/>
    </style:style>
    <style:style style:name="co12" style:family="table-column">
      <style:table-column-properties fo:break-before="auto" style:column-width="4.73604166666667cm"/>
    </style:style>
    <style:style style:name="co13" style:family="table-column">
      <style:table-column-properties fo:break-before="auto" style:column-width="3.33375cm"/>
    </style:style>
    <style:style style:name="co14" style:family="table-column">
      <style:table-column-properties fo:break-before="auto" style:column-width="6.05895833333333cm"/>
    </style:style>
    <style:style style:name="co15" style:family="table-column">
      <style:table-column-properties fo:break-before="auto" style:column-width="5.74145833333333cm" style:use-optimal-column-width="true"/>
    </style:style>
    <style:style style:name="co16" style:family="table-column">
      <style:table-column-properties fo:break-before="auto" style:column-width="2.778125cm" style:use-optimal-column-width="true"/>
    </style:style>
    <style:style style:name="co17" style:family="table-column">
      <style:table-column-properties fo:break-before="auto" style:column-width="2.38125cm" style:use-optimal-column-width="true"/>
    </style:style>
    <style:style style:name="co18" style:family="table-column">
      <style:table-column-properties fo:break-before="auto" style:column-width="2.72520833333333cm" style:use-optimal-column-width="true"/>
    </style:style>
    <style:style style:name="co19" style:family="table-column">
      <style:table-column-properties fo:break-before="auto" style:column-width="1.48166666666667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Fig_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3" table:default-cell-style-name="ce1"/>
        <table:table-column table:style-name="co4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5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Largest donors to Uganda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2 Febr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Note:</text:p>
          </table:table-cell>
          <table:table-cell office:value-type="string" table:style-name="ce2">
            <text:p>‘EU’ refers to EU Institutions including but not limited to ECHO.</text:p>
          </table:table-cell>
          <table:table-cell table:number-columns-repeated="2" table:style-name="ce3"/>
          <table:table-cell table:number-columns-repeated="16380"/>
        </table:table-row>
        <table:table-row table:number-rows-repeated="4" table:style-name="ro1">
          <table:table-cell table:number-columns-repeated="2" table:style-name="ce2"/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4"/>
          <table:table-cell table:style-name="ce5">
            <draw:frame xmlns:presentation="urn:oasis:names:tc:opendocument:xmlns:presentation:1.0" draw:z-index="1" draw:id="id0" draw:style-name="a0" draw:name="Chart 1" svg:x="0.60417in" svg:y="0.04167in" svg:width="5.23958in" svg:height="3.35417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6">
            <text:p>Donor</text:p>
          </table:table-cell>
          <table:table-cell office:value-type="string" table:style-name="ce7">
            <text:p>US$m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8">
            <text:p>US</text:p>
          </table:table-cell>
          <table:table-cell office:value-type="float" office:value="71.524287000000001" table:style-name="ce9">
            <text:p>71.5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10">
            <text:p>EU</text:p>
          </table:table-cell>
          <table:table-cell office:value-type="float" office:value="13.884530999999999" table:style-name="ce9">
            <text:p>13.9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10">
            <text:p>WFP</text:p>
          </table:table-cell>
          <table:table-cell office:value-type="float" office:value="7.950037" table:style-name="ce9">
            <text:p>8.0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10">
            <text:p>UK</text:p>
          </table:table-cell>
          <table:table-cell office:value-type="float" office:value="7.3803570000000001" table:style-name="ce9">
            <text:p>7.4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office:value-type="string" table:style-name="ce11">
            <text:p>Sweden</text:p>
          </table:table-cell>
          <table:table-cell office:value-type="float" office:value="4.8312879999999998" table:style-name="ce12">
            <text:p>4.8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4"/>
          <table:table-cell table:style-name="ce5"/>
          <table:table-cell table:number-columns-repeated="16380"/>
        </table:table-row>
        <table:table-row table:number-rows-repeated="2" table:style-name="ro1">
          <table:table-cell table:number-columns-repeated="2" table:style-name="ce2"/>
          <table:table-cell table:style-name="ce4"/>
          <table:table-cell table:style-name="ce5"/>
          <table:table-cell table:number-columns-repeated="16380" table:style-name="ce1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table:style-name="ce1"/>
          <table:table-cell table:style-name="ce13"/>
          <table:table-cell table:number-columns-repeated="16378"/>
        </table:table-row>
        <table:table-row table:style-name="ro1">
          <table:table-cell table:style-name="ce2"/>
          <table:table-cell table:number-columns-repeated="2" table:style-name="ce1"/>
          <table:table-cell table:style-name="ce5"/>
          <table:table-cell table:style-name="ce1"/>
          <table:table-cell table:style-name="ce14"/>
          <table:table-cell table:number-columns-repeated="16378"/>
        </table:table-row>
        <table:table-row table:number-rows-repeated="3" table:style-name="ro1">
          <table:table-cell table:style-name="ce2"/>
          <table:table-cell table:number-columns-repeated="2" table:style-name="ce1"/>
          <table:table-cell table:style-name="ce5"/>
          <table:table-cell table:number-columns-repeated="16380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Fig_2" table:style-name="ta1">
        <table:table-column table:style-name="co1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16379" table:default-cell-style-name="ce15"/>
        <table:table-row table:style-name="ro1">
          <table:table-cell office:value-type="string" table:style-name="ce15">
            <text:p>Title:</text:p>
          </table:table-cell>
          <table:table-cell office:value-type="string" table:style-name="ce15">
            <text:p>Humanitarian assistance to Uganda within the South Sudan RRP, 2014–2015</text:p>
          </table:table-cell>
          <table:table-cell table:number-columns-repeated="16382" table:style-name="ce15"/>
        </table:table-row>
        <table:table-row table:style-name="ro1">
          <table:table-cell office:value-type="string" table:style-name="ce15">
            <text:p>Source:</text:p>
          </table:table-cell>
          <table:table-cell office:value-type="string" table:style-name="ce15">
            <text:p>Development Initiatives based on UN OCHA FTS data. Data downloaded 2 February 2016.</text:p>
          </table:table-cell>
          <table:table-cell table:number-columns-repeated="16382" table:style-name="ce1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16"/>
          <table:table-cell table:number-columns-repeated="16380" table:style-name="ce15"/>
        </table:table-row>
        <table:table-row table:style-name="ro1">
          <table:table-cell table:style-name="ce15"/>
          <table:table-cell table:number-columns-repeated="3" table:style-name="ce17"/>
          <table:table-cell table:number-columns-repeated="16380" table:style-name="ce15"/>
        </table:table-row>
        <table:table-row table:style-name="ro1">
          <table:table-cell table:number-columns-repeated="16384"/>
        </table:table-row>
        <table:table-row table:style-name="ro1">
          <table:table-cell table:style-name="ce15"/>
          <table:table-cell office:value-type="string" table:style-name="ce16">
            <text:p>Year</text:p>
          </table:table-cell>
          <table:table-cell office:value-type="string" table:style-name="ce16">
            <text:p>Requirements</text:p>
          </table:table-cell>
          <table:table-cell office:value-type="string" table:style-name="ce16">
            <text:p>Funding to Uganda component</text:p>
          </table:table-cell>
          <table:table-cell office:value-type="string" table:style-name="ce16">
            <text:p>Unmet requirements Uganda component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float" office:value="2014" table:style-name="ce15">
            <text:p>2014</text:p>
          </table:table-cell>
          <table:table-cell office:value-type="float" office:value="224.303989" table:style-name="ce18">
            <text:p><text:s/>224.3<text:s/></text:p>
          </table:table-cell>
          <table:table-cell office:value-type="float" office:value="112.86297399999999" table:style-name="ce18">
            <text:p><text:s/>112.9<text:s/></text:p>
          </table:table-cell>
          <table:table-cell office:value-type="float" office:value="111.44101499999999" table:style-name="ce18">
            <text:p><text:s/>111.4<text:s/></text:p>
          </table:table-cell>
          <table:table-cell table:number-columns-repeated="16379"/>
        </table:table-row>
        <table:table-row table:style-name="ro1">
          <table:table-cell table:style-name="ce15"/>
          <table:table-cell office:value-type="float" office:value="2015" table:style-name="ce15">
            <text:p>2015</text:p>
          </table:table-cell>
          <table:table-cell office:value-type="float" office:value="220.60776799999999" table:style-name="ce18">
            <text:p><text:s/>220.6<text:s/></text:p>
          </table:table-cell>
          <table:table-cell office:value-type="float" office:value="57.833970999999998" table:style-name="ce18">
            <text:p><text:s/>57.8<text:s/></text:p>
          </table:table-cell>
          <table:table-cell office:value-type="float" office:value="162.773797" table:style-name="ce18">
            <text:p><text:s/>162.8<text:s/></text:p>
          </table:table-cell>
          <table:table-cell table:number-columns-repeated="16379"/>
        </table:table-row>
        <table:table-row table:style-name="ro1">
          <table:table-cell table:style-name="ce15"/>
          <table:table-cell table:number-columns-repeated="3" table:style-name="ce18"/>
          <table:table-cell table:number-columns-repeated="16380" table:style-name="ce1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5">
            <draw:g xmlns:presentation="urn:oasis:names:tc:opendocument:xmlns:presentation:1.0" draw:z-index="1" draw:name="Chart 3" draw:id="id4">
              <svg:desc/>
              <draw:frame draw:id="id5" svg:x="0.70833in" svg:y="0.09375in" svg:width="5.84375in" svg:height="2.85417in" style:rel-width="scale" style:rel-height="scale">
                <draw:object xlink:href="Object 2/" xlink:type="simple" xlink:show="embed" xlink:actuate="onLoad"/>
              </draw:frame>
              <draw:frame draw:id="id1" draw:style-name="a3" draw:name="TextBox 1" svg:x="2.49798in" svg:y="0.29194in" svg:width="0.60874in" svg:height="0.32706in">
                <draw:text-box>
                  <text:p text:style-name="a2" text:class-names="" text:cond-style-name=""><text:span text:style-name="a1" text:class-names=""/></text:p>
                </draw:text-box>
                <svg:desc/>
              </draw:frame>
              <draw:frame draw:id="id2" draw:style-name="a6" draw:name="TextBox 2" svg:x="2.40057in" svg:y="0.26223in" svg:width="0.65742in" svg:height="0.25767in">
                <draw:text-box>
                  <text:p text:style-name="a5" text:class-names="" text:cond-style-name=""><text:span text:style-name="a4" text:class-names="">224.3</text:span></text:p>
                </draw:text-box>
                <svg:desc/>
              </draw:frame>
              <draw:frame draw:id="id3" draw:style-name="a9" draw:name="TextBox 3" svg:x="4.75028in" svg:y="0.28204in" svg:width="0.63305in" svg:height="0.31713in">
                <draw:text-box>
                  <text:p text:style-name="a8" text:class-names="" text:cond-style-name=""><text:span text:style-name="a7" text:class-names="">220.6</text:span></text:p>
                </draw:text-box>
                <svg:desc/>
              </draw:frame>
            </draw:g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Fig_3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Humanitarian assistance to Uganda by sector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2">
            <text:p>Development Initiatives based on UN OCHA FTS data. Data downloaded 3 February 2016.</text:p>
          </table:table-cell>
          <table:table-cell table:number-columns-repeated="2" table:style-name="ce3"/>
          <table:table-cell table:style-name="ce19"/>
          <table:table-cell table:number-columns-repeated="16379"/>
        </table:table-row>
        <table:table-row table:style-name="ro1">
          <table:table-cell office:value-type="string" table:style-name="ce1">
            <text:p>Notes:</text:p>
          </table:table-cell>
          <table:table-cell office:value-type="string" table:style-name="ce2">
            <text:p>‘Protection’ renamed from ‘Protection/Human rights/Rule of Law’. ‘Other’ includes: education, coordination and support services, water and sanitation.</text:p>
          </table:table-cell>
          <table:table-cell table:style-name="ce4"/>
          <table:table-cell table:style-name="ce20"/>
          <table:table-cell table:style-name="ce21"/>
          <table:table-cell table:number-columns-repeated="16379"/>
        </table:table-row>
        <table:table-row table:number-rows-repeated="2" table:style-name="ro1">
          <table:table-cell table:style-name="ce1"/>
          <table:table-cell table:style-name="ce2"/>
          <table:table-cell table:style-name="ce4"/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 table:style-name="ce1"/>
          <table:table-cell table:style-name="ce2"/>
          <table:table-cell table:style-name="ce4"/>
          <table:table-cell table:style-name="ce20"/>
          <table:table-cell table:style-name="ce21"/>
          <table:table-cell table:style-name="ce1">
            <draw:frame xmlns:presentation="urn:oasis:names:tc:opendocument:xmlns:presentation:1.0" draw:z-index="1" draw:id="id6" draw:style-name="a11" draw:name="Chart 2" svg:x="0.48958in" svg:y="0.14583in" svg:width="3.73958in" svg:height="3.27083in" style:rel-width="scale" style:rel-height="scale">
              <draw:object xlink:href="Object 3/" xlink:type="simple" xlink:show="embed" xlink:actuate="onLoad"/>
              <svg:desc/>
            </draw:frame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style-name="ce2"/>
          <table:table-cell table:style-name="ce4"/>
          <table:table-cell table:style-name="ce20"/>
          <table:table-cell table:style-name="ce21"/>
          <table:table-cell table:number-columns-repeated="16379"/>
        </table:table-row>
        <table:table-row table:style-name="ro1">
          <table:table-cell table:style-name="ce1"/>
          <table:table-cell office:value-type="string" table:style-name="ce22">
            <text:p>IASC Standard Sector</text:p>
          </table:table-cell>
          <table:table-cell office:value-type="string" table:style-name="ce23">
            <text:p>Total</text:p>
          </table:table-cell>
          <table:table-cell office:value-type="string" table:style-name="ce24">
            <text:p>US$ m</text:p>
          </table:table-cell>
          <table:table-cell office:value-type="string" table:style-name="ce7">
            <text:p>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5">
            <text:p>Multi-sector</text:p>
          </table:table-cell>
          <table:table-cell office:value-type="float" office:value="79872809" table:style-name="ce26">
            <text:p>79872809</text:p>
          </table:table-cell>
          <table:table-cell office:value-type="float" office:value="79.872809000000004" table:style-name="ce27">
            <text:p>79.9</text:p>
          </table:table-cell>
          <table:table-cell office:value-type="percentage" office:value="0.63653366080737339" table:style-name="ce28">
            <text:p>64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9">
            <text:p>Sector not yet specified</text:p>
          </table:table-cell>
          <table:table-cell office:value-type="float" office:value="49649698" table:style-name="ce30">
            <text:p>49649698</text:p>
          </table:table-cell>
          <table:table-cell office:value-type="float" office:value="49.649698000000001" table:style-name="ce9">
            <text:p>49.6</text:p>
          </table:table-cell>
          <table:table-cell office:value-type="percentage" office:value="0.39567537966419242" table:style-name="ce31">
            <text:p>40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9">
            <text:p>Food</text:p>
          </table:table-cell>
          <table:table-cell office:value-type="float" office:value="1697952" table:style-name="ce30">
            <text:p>1697952</text:p>
          </table:table-cell>
          <table:table-cell office:value-type="float" office:value="1.6979519999999999" table:style-name="ce9">
            <text:p>1.7</text:p>
          </table:table-cell>
          <table:table-cell office:value-type="percentage" office:value="1.3531558686451119E-2" table:style-name="ce31">
            <text:p>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9">
            <text:p>Protection/Human rights/Rule of law</text:p>
          </table:table-cell>
          <table:table-cell office:value-type="float" office:value="1665911" table:style-name="ce30">
            <text:p>1665911</text:p>
          </table:table-cell>
          <table:table-cell office:value-type="float" office:value="1.6659109999999999" table:style-name="ce9">
            <text:p>1.7</text:p>
          </table:table-cell>
          <table:table-cell office:value-type="percentage" office:value="1.3276213027756067E-2" table:style-name="ce31">
            <text:p>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29">
            <text:p>Health</text:p>
          </table:table-cell>
          <table:table-cell office:value-type="float" office:value="979172" table:style-name="ce30">
            <text:p>979172</text:p>
          </table:table-cell>
          <table:table-cell office:value-type="float" office:value="0.97917200000000004" table:style-name="ce9">
            <text:p>1.0</text:p>
          </table:table-cell>
          <table:table-cell office:value-type="percentage" office:value="7.803355679153307E-3" table:style-name="ce31">
            <text:p>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2">
            <text:p>Ohter</text:p>
          </table:table-cell>
          <table:table-cell office:value-type="float" office:value="1074379" table:style-name="ce29">
            <text:p>1074379</text:p>
          </table:table-cell>
          <table:table-cell office:value-type="float" office:value="1.074379" table:style-name="ce9">
            <text:p>1.1</text:p>
          </table:table-cell>
          <table:table-cell office:value-type="percentage" office:value="8.5620927387762835E-3" table:style-name="ce33">
            <text:p>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34">
            <text:p>Total</text:p>
          </table:table-cell>
          <table:table-cell office:value-type="float" office:value="134939921" table:style-name="ce35">
            <text:p>134939921</text:p>
          </table:table-cell>
          <table:table-cell office:value-type="float" office:value="134.939921" table:style-name="ce36">
            <text:p>134.9</text:p>
          </table:table-cell>
          <table:table-cell office:value-type="percentage" office:value="1.0753822606037025" table:style-name="ce37">
            <text:p>108%</text:p>
          </table:table-cell>
          <table:table-cell table:number-columns-repeated="16379"/>
        </table:table-row>
        <table:table-row table:style-name="ro1">
          <table:table-cell/>
          <table:table-cell table:style-name="ce38"/>
          <table:table-cell table:style-name="ce2"/>
          <table:table-cell table:style-name="ce20"/>
          <table:table-cell table:style-name="ce2"/>
          <table:table-cell table:number-columns-repeated="16379"/>
        </table:table-row>
        <table:table-row table:style-name="ro1">
          <table:table-cell/>
          <table:table-cell table:number-columns-repeated="4" table:style-name="ce2"/>
          <table:table-cell table:number-columns-repeated="16379"/>
        </table:table-row>
        <table:table-row table:number-rows-repeated="1048558" table:style-name="ro1">
          <table:table-cell table:number-columns-repeated="16384"/>
        </table:table-row>
      </table:table>
      <table:table table:name="Fig_4" table:style-name="ta2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" table:number-columns-repeated="252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Channels of delivery for humanitarian assistance in Uganda, 2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3 Febr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1">
            <text:p>RCRC: Red Cross/Red Crescent Movement.</text:p>
          </table:table-cell>
          <table:table-cell table:number-columns-repeated="16382" table:style-name="ce1"/>
        </table:table-row>
        <table:table-row table:style-name="ro1">
          <table:table-cell table:number-columns-repeated="6" table:style-name="ce1"/>
          <table:table-cell table:style-name="ce1">
            <draw:frame xmlns:presentation="urn:oasis:names:tc:opendocument:xmlns:presentation:1.0" draw:z-index="1" draw:id="id7" draw:style-name="a12" draw:name="Chart 1" svg:x="0.04167in" svg:y="0.10417in" svg:width="4.875in" svg:height="4.27083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77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39">
            <text:p>Appealing Agency <text:s/>type</text:p>
          </table:table-cell>
          <table:table-cell office:value-type="string" table:style-name="ce39">
            <text:p>Total</text:p>
          </table:table-cell>
          <table:table-cell office:value-type="string" table:style-name="ce40">
            <text:p>US$m</text:p>
          </table:table-cell>
          <table:table-cell office:value-type="string" table:style-name="ce7">
            <text:p>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1">
            <text:p>Government</text:p>
          </table:table-cell>
          <table:table-cell office:value-type="float" office:value="150848" table:style-name="ce42">
            <text:p>150848</text:p>
          </table:table-cell>
          <table:table-cell office:value-type="float" office:value="0.15084800000000001" table:style-name="ce9">
            <text:p>0.2</text:p>
          </table:table-cell>
          <table:table-cell office:value-type="percentage" office:value="1.2021591686536361E-3" table:style-name="ce43">
            <text:p>0.1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NGOs</text:p>
          </table:table-cell>
          <table:table-cell office:value-type="float" office:value="17789322" table:style-name="ce45">
            <text:p>17789322</text:p>
          </table:table-cell>
          <table:table-cell office:value-type="float" office:value="17.789321999999999" table:style-name="ce9">
            <text:p>17.8</text:p>
          </table:table-cell>
          <table:table-cell office:value-type="percentage" office:value="0.14176917523886187" table:style-name="ce46">
            <text:p>14.2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Other</text:p>
          </table:table-cell>
          <table:table-cell office:value-type="float" office:value="1587302" table:style-name="ce45">
            <text:p>1587302</text:p>
          </table:table-cell>
          <table:table-cell office:value-type="float" office:value="1.587302" table:style-name="ce9">
            <text:p>1.6</text:p>
          </table:table-cell>
          <table:table-cell office:value-type="percentage" office:value="1.2649751091975059E-2" table:style-name="ce46">
            <text:p>1.3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Private Orgs. &amp; Foundations</text:p>
          </table:table-cell>
          <table:table-cell office:value-type="float" office:value="34099" table:style-name="ce45">
            <text:p>34099</text:p>
          </table:table-cell>
          <table:table-cell office:value-type="float" office:value="3.4098999999999997E-2" table:style-name="ce47">
            <text:p>0.03</text:p>
          </table:table-cell>
          <table:table-cell office:value-type="percentage" office:value="2.7174656271160595E-4" table:style-name="ce46">
            <text:p>0.0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RCRC</text:p>
          </table:table-cell>
          <table:table-cell office:value-type="float" office:value="807362" table:style-name="ce45">
            <text:p>807362</text:p>
          </table:table-cell>
          <table:table-cell office:value-type="float" office:value="0.80736200000000002" table:style-name="ce9">
            <text:p>0.8</text:p>
          </table:table-cell>
          <table:table-cell office:value-type="percentage" office:value="6.4341431820278483E-3" table:style-name="ce46">
            <text:p>0.6%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44">
            <text:p>UNHCR</text:p>
          </table:table-cell>
          <table:table-cell office:value-type="float" office:value="54510167" table:style-name="ce45">
            <text:p>54510167</text:p>
          </table:table-cell>
          <table:table-cell office:value-type="float" office:value="54.510167000000003" table:style-name="ce9">
            <text:p>54.5</text:p>
          </table:table-cell>
          <table:table-cell office:value-type="percentage" office:value="0.43441011510852556" table:style-name="ce46">
            <text:p>43.4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4">
            <text:p>WFP</text:p>
          </table:table-cell>
          <table:table-cell office:value-type="float" office:value="53015475" table:style-name="ce45">
            <text:p>53015475</text:p>
          </table:table-cell>
          <table:table-cell office:value-type="float" office:value="53.015475000000002" table:style-name="ce9">
            <text:p>53.0</text:p>
          </table:table-cell>
          <table:table-cell office:value-type="percentage" office:value="0.42249840469729544" table:style-name="ce46">
            <text:p>42.2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4">
            <text:p>Other UN Agencies</text:p>
          </table:table-cell>
          <table:table-cell office:value-type="float" office:value="7045346" table:style-name="ce45">
            <text:p>7045346</text:p>
          </table:table-cell>
          <table:table-cell office:value-type="float" office:value="7.0453460000000003" table:style-name="ce9">
            <text:p>7.0</text:p>
          </table:table-cell>
          <table:table-cell office:value-type="percentage" office:value="5.6146765553651494E-2" table:style-name="ce46">
            <text:p>5.6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8">
            <text:p>Grand Total</text:p>
          </table:table-cell>
          <table:table-cell office:value-type="float" office:value="125480888" table:style-name="ce49">
            <text:p>125480888</text:p>
          </table:table-cell>
          <table:table-cell office:value-type="float" office:value="125.48088799999999" table:style-name="ce36">
            <text:p>125.5</text:p>
          </table:table-cell>
          <table:table-cell office:value-type="percentage" office:value="1" table:style-name="ce50">
            <text:p>100%</text:p>
          </table:table-cell>
          <table:table-cell table:number-columns-repeated="16379"/>
        </table:table-row>
        <table:table-row table:number-rows-repeated="1048557" table:style-name="ro1">
          <table:table-cell table:number-columns-repeated="16384"/>
        </table:table-row>
      </table:table>
      <table:table table:name="Fig_5" table:style-name="ta2">
        <table:table-column table:style-name="co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1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16" table:default-cell-style-name="ce1"/>
        <table:table-column table:style-name="co1" table:number-columns-repeated="5" table:default-cell-style-name="ce1"/>
        <table:table-column table:style-name="co15" table:default-cell-style-name="ce1"/>
        <table:table-column table:style-name="co18" table:default-cell-style-name="ce1"/>
        <table:table-column table:style-name="co10" table:default-cell-style-name="ce1"/>
        <table:table-column table:style-name="co19" table:default-cell-style-name="ce1"/>
        <table:table-column table:style-name="co3" table:default-cell-style-name="ce1"/>
        <table:table-column table:style-name="co1" table:number-columns-repeated="240" table:default-cell-style-name="ce1"/>
        <table:table-row table:style-name="ro1">
          <table:table-cell office:value-type="string" table:style-name="ce1">
            <text:p>Title:</text:p>
          </table:table-cell>
          <table:table-cell office:value-type="string" table:style-name="ce1">
            <text:p>Humanitarian funding to neighbouring countries in the South Sudan emergency, 2014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Development Initiatives based on UN OCHA FTS data. Data downloaded 2 February 2016.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Note:</text:p>
          </table:table-cell>
          <table:table-cell office:value-type="string" table:style-name="ce1">
            <text:p>2016 figures refer to Ethiopia (US$1.5 million) and Kenya (US$0.7 million).</text:p>
          </table:table-cell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um of USD committed/contributed</text:p>
          </table:table-cell>
          <table:table-cell office:value-type="string" table:style-name="ce1">
            <text:p>Emergency yea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Destination Country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Grand Total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Ethiopia</text:p>
          </table:table-cell>
          <table:table-cell office:value-type="float" office:value="121987805" table:style-name="ce51">
            <text:p><text:s/>121,987,805.0<text:s/></text:p>
          </table:table-cell>
          <table:table-cell office:value-type="float" office:value="109472092" table:style-name="ce51">
            <text:p><text:s/>109,472,092.0<text:s/></text:p>
          </table:table-cell>
          <table:table-cell office:value-type="float" office:value="1476466" table:style-name="ce51">
            <text:p><text:s/>1,476,466.0<text:s/></text:p>
          </table:table-cell>
          <table:table-cell office:value-type="float" office:value="232936363" table:style-name="ce51">
            <text:p><text:s/>232,936,363.0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Kenya</text:p>
          </table:table-cell>
          <table:table-cell office:value-type="float" office:value="55417280" table:style-name="ce51">
            <text:p><text:s/>55,417,280.0<text:s/></text:p>
          </table:table-cell>
          <table:table-cell office:value-type="float" office:value="34936338" table:style-name="ce51">
            <text:p><text:s/>34,936,338.0<text:s/></text:p>
          </table:table-cell>
          <table:table-cell office:value-type="float" office:value="689278" table:style-name="ce51">
            <text:p><text:s/>689,278.0<text:s/></text:p>
          </table:table-cell>
          <table:table-cell office:value-type="float" office:value="91042896" table:style-name="ce51">
            <text:p><text:s/>91,042,896.0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Region</text:p>
          </table:table-cell>
          <table:table-cell office:value-type="float" office:value="46994647" table:style-name="ce51">
            <text:p><text:s/>46,994,647.0<text:s/></text:p>
          </table:table-cell>
          <table:table-cell office:value-type="float" office:value="42835551" table:style-name="ce51">
            <text:p><text:s/>42,835,551.0<text:s/></text:p>
          </table:table-cell>
          <table:table-cell table:style-name="ce51"/>
          <table:table-cell office:value-type="float" office:value="89830198" table:style-name="ce51">
            <text:p><text:s/>89,830,198.0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Sudan</text:p>
          </table:table-cell>
          <table:table-cell office:value-type="float" office:value="29367921" table:style-name="ce51">
            <text:p><text:s/>29,367,921.0<text:s/></text:p>
          </table:table-cell>
          <table:table-cell table:number-columns-repeated="2" table:style-name="ce51"/>
          <table:table-cell office:value-type="float" office:value="29367921" table:style-name="ce51">
            <text:p><text:s/>29,367,921.0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Uganda</text:p>
          </table:table-cell>
          <table:table-cell office:value-type="float" office:value="117242504" table:style-name="ce51">
            <text:p><text:s/>117,242,504.0<text:s/></text:p>
          </table:table-cell>
          <table:table-cell office:value-type="float" office:value="63871631" table:style-name="ce51">
            <text:p><text:s/>63,871,631.0<text:s/></text:p>
          </table:table-cell>
          <table:table-cell table:style-name="ce51"/>
          <table:table-cell office:value-type="float" office:value="181114135" table:style-name="ce51">
            <text:p><text:s/>181,114,135.0<text:s/>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Grand Total</text:p>
          </table:table-cell>
          <table:table-cell office:value-type="float" office:value="371010157" table:style-name="ce51">
            <text:p><text:s/>371,010,157.0<text:s/></text:p>
          </table:table-cell>
          <table:table-cell office:value-type="float" office:value="259955391" table:style-name="ce51">
            <text:p><text:s/>259,955,391.0<text:s/></text:p>
          </table:table-cell>
          <table:table-cell office:value-type="float" office:value="2165744" table:style-name="ce51">
            <text:p><text:s/>2,165,744.0<text:s/></text:p>
          </table:table-cell>
          <table:table-cell office:value-type="float" office:value="633131292" table:style-name="ce51">
            <text:p><text:s/>633,131,292.0<text:s/>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number-columns-repeated="4" table:style-name="ce51"/>
          <table:table-cell table:number-columns-repeated="16378"/>
        </table:table-row>
        <table:table-row table:style-name="ro1">
          <table:table-cell/>
          <table:table-cell table:style-name="ce1">
            <draw:frame xmlns:presentation="urn:oasis:names:tc:opendocument:xmlns:presentation:1.0" draw:z-index="1" draw:id="id8" draw:style-name="a13" draw:name="Chart 1" svg:x="0.40625in" svg:y="0.16667in" svg:width="5.4375in" svg:height="3.531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3" table:style-name="ce14"/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/>
          <table:table-cell table:style-name="ce51"/>
          <table:table-cell table:number-columns-repeated="16380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</number:text>
      <number:number number:decimal-places="1" number:min-integer-digits="1" number:grouping="true"/>
      <number:text> </number:text>
    </number:number-style>
    <number:number-style style:name="N39P1">
      <number:text> (</number:text>
      <number:number number:decimal-places="1" number:min-integer-digits="1" number:grouping="true"/>
      <number:text>)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text> </number:text>
      <number:number number:decimal-places="1" number:min-integer-digits="1" number:grouping="true"/>
      <number:text> </number:text>
    </number:number-style>
    <number:number-style style:name="N40P1">
      <number:text>-</number:text>
      <number:number number:decimal-places="1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_32_2" style:display-name="Comma 2" style:family="table-cell" style:data-style-name="N38"/>
    <style:style style:name="Comma_32_3" style:display-name="Comma 3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uminitat</meta:initial-creator>
    <dc:creator>rebeccah</dc:creator>
    <meta:creation-date>2016-02-08T14:17:18Z</meta:creation-date>
    <dc:date>2016-02-09T15:05:2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2">
      <style:graphic-properties draw:fill="solid" draw:fill-color="#00b0f0" draw:opacity="100%" draw:stroke="non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41.5pt" svg:width="377.25pt" chart:style-name="Crt0">
        <chart:plot-area chart:style-name="Plt0">
          <chart:axis chart:dimension="x" chart:name="primary-x" chart:style-name="Axs0">
            <chart:categories table:cell-range-address="Fig_1.$B$10:.$B$14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1.$C$9" chart:values-cell-range-address="Fig_1.$C$10:.$C$14" chart:class="chart:bar" chart:attached-axis="primary-y" chart:style-name="G0S0">
            <chart:data-point chart:repeated="2"/>
            <chart:data-point chart:style-name="G0S0P2"/>
            <chart:data-point chart:repeated="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05.5pt" svg:width="420.75pt" chart:style-name="Crt0">
        <chart:legend svg:x="12.85622047244095pt" svg:y="187.3447244094488pt" chart:style-name="Lgnd"/>
        <chart:plot-area svg:x="42.02472440944882pt" svg:y="13.97417322834646pt" svg:width="363.5314960629921pt" svg:height="175.2966929133858pt" chart:style-name="Plt0">
          <chart:axis chart:dimension="x" chart:name="primary-x" chart:style-name="Axs0">
            <chart:categories table:cell-range-address="Fig_2.$B$8:.$B$9"/>
          </chart:axis>
          <chart:axis chart:dimension="y" chart:name="primary-y" chart:style-name="Axs1">
            <chart:title svg:x="1.168740157480315pt" svg:y="62.17228346456693pt"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2.$D$7" chart:values-cell-range-address="Fig_2.$D$8:.$D$9" chart:class="chart:bar" chart:attached-axis="primary-y" chart:style-name="G0S0">
            <chart:data-point chart:repeated="2"/>
          </chart:series>
          <chart:series chart:label-cell-address="Fig_2.$E$7" chart:values-cell-range-address="Fig_2.$E$8:.$E$9" chart:class="chart:bar" chart:attached-axis="primary-y" chart:style-name="G0S1">
            <chart:data-point chart:repeated="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35.5pt" svg:width="269.25pt" chart:style-name="Crt0">
        <chart:plot-area svg:x="70.44488188976377pt" svg:y="48.61889763779528pt" svg:width="189.7777165354331pt" svg:height="186.4996062992126pt" chart:style-name="Plt0">
          <chart:axis chart:dimension="x">
            <chart:categories table:cell-range-address="Fig_3.$B$10:.$B$15"/>
          </chart:axis>
          <chart:axis chart:dimension="y"/>
          <chart:series chart:values-cell-range-address="Fig_3.$D$10:.$D$15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non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non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non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none" chart:data-label-text="fals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non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non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6" style:data-style-name="N0">
      <style:chart-properties chart:link-data-style-to-source="true" chart:data-label-number="none" chart:data-label-text="false" chart:data-label-symbol="false"/>
      <style:graphic-properties draw:fill="solid" draw:fill-color="#93a9c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7" style:data-style-name="N0">
      <style:chart-properties chart:link-data-style-to-source="true" chart:data-label-number="none" chart:data-label-text="false" chart:data-label-symbol="false"/>
      <style:graphic-properties draw:fill="solid" draw:fill-color="#d1939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307.5pt" svg:width="351.0pt" chart:style-name="Crt0">
        <chart:plot-area svg:x="44.40614173228347pt" svg:y="61.78700787401575pt" svg:width="218.1877165354331pt" svg:height="244.4177952755905pt" chart:style-name="Plt0">
          <chart:axis chart:dimension="x">
            <chart:categories table:cell-range-address="Fig_4.$B$11:.$B$18"/>
          </chart:axis>
          <chart:axis chart:dimension="y"/>
          <chart:series chart:values-cell-range-address="Fig_4.$D$11:.$D$18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0S4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dash" draw:stroke-dash="a0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2" style:data-style-name="N0">
      <style:chart-properties chart:link-data-style-to-source="true" chart:data-label-number="value" chart:data-label-text="fals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4.25pt" svg:width="391.5pt" chart:style-name="Crt0">
        <chart:legend svg:x="40.57551181102362pt" svg:y="225.902440944882pt" chart:style-name="Lgnd"/>
        <chart:plot-area chart:style-name="Plt0">
          <chart:axis chart:dimension="x" chart:name="primary-x" chart:style-name="Axs0">
            <chart:categories table:cell-range-address="Fig_5.$C$9:.$E$9"/>
          </chart:axis>
          <chart:axis chart:dimension="y" chart:name="primary-y" chart:style-name="Axs1">
            <chart:grid chart:class="major" chart:style-name="GMa1"/>
          </chart:axis>
          <chart:series chart:label-cell-address="Fig_5.$B$10" chart:values-cell-range-address="Fig_5.$C$10:.$E$10" chart:class="chart:bar" chart:attached-axis="primary-y" chart:style-name="G0S0">
            <chart:data-point chart:repeated="3"/>
          </chart:series>
          <chart:series chart:label-cell-address="Fig_5.$B$11" chart:values-cell-range-address="Fig_5.$C$11:.$E$11" chart:class="chart:bar" chart:attached-axis="primary-y" chart:style-name="G0S1">
            <chart:data-point chart:repeated="2"/>
            <chart:data-point chart:style-name="G0S1P2"/>
          </chart:series>
          <chart:series chart:label-cell-address="Fig_5.$B$12" chart:values-cell-range-address="Fig_5.$C$12:.$E$12" chart:class="chart:bar" chart:attached-axis="primary-y" chart:style-name="G0S2">
            <chart:data-point chart:repeated="3"/>
          </chart:series>
          <chart:series chart:label-cell-address="Fig_5.$B$13" chart:values-cell-range-address="Fig_5.$C$13:.$E$13" chart:class="chart:bar" chart:attached-axis="primary-y" chart:style-name="G0S3">
            <chart:data-point chart:repeated="3"/>
          </chart:series>
          <chart:series chart:label-cell-address="Fig_5.$B$14" chart:values-cell-range-address="Fig_5.$C$14:.$E$14" chart:class="chart:bar" chart:attached-axis="primary-y" chart:style-name="G0S4"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0" draw:display-name="SysDot" draw:style="rect" draw:dots1="1" draw:dots1-length="0.01042in" draw:dots2="0" draw:dots2-length="0in" draw:distance="0.01042in"/>
  </office:styles>
</office:document-styles>
</file>